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Times New Roman1"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weight="bold" officeooo:paragraph-rsid="00140be8" style:font-weight-asian="bold" style:font-name-complex="Times New Roman2"/>
    </style:style>
    <style:style style:name="P2" style:family="paragraph" style:parent-style-name="Standard">
      <style:paragraph-properties fo:text-align="justify" style:justify-single-word="false"/>
      <style:text-properties style:font-name="Times New Roman" fo:language="fr" fo:country="FR" officeooo:paragraph-rsid="00140be8" style:font-name-complex="Times New Roman2"/>
    </style:style>
    <style:style style:name="P3" style:family="paragraph" style:parent-style-name="Standard">
      <style:paragraph-properties fo:text-align="justify" style:justify-single-word="false" fo:hyphenation-ladder-count="no-limit"/>
      <style:text-properties style:font-name="Times New Roman" fo:language="fr" fo:country="FR" officeooo:paragraph-rsid="00140be8" style:font-name-complex="Times New Roman2" fo:hyphenate="false" fo:hyphenation-remain-char-count="2" fo:hyphenation-push-char-count="2"/>
    </style:style>
    <style:style style:name="P4" style:family="paragraph" style:parent-style-name="Standard">
      <style:paragraph-properties fo:text-align="justify" style:justify-single-word="false"/>
      <style:text-properties style:font-name="Times New Roman" fo:font-style="italic" fo:font-weight="normal" officeooo:rsid="00140be8" officeooo:paragraph-rsid="00140be8" style:font-style-asian="italic" style:font-weight-asian="normal" style:font-name-complex="Times New Roman2" style:font-style-complex="italic" style:font-weight-complex="normal"/>
    </style:style>
    <style:style style:name="P5" style:family="paragraph" style:parent-style-name="Standard">
      <style:paragraph-properties fo:text-align="justify" style:justify-single-word="false" fo:hyphenation-ladder-count="no-limit"/>
      <style:text-properties style:font-name="Times New Roman" fo:font-style="italic" officeooo:rsid="00140be8" officeooo:paragraph-rsid="00140be8" style:font-style-asian="italic" style:font-name-complex="Times New Roman2" style:font-style-complex="italic" fo:hyphenate="false" fo:hyphenation-remain-char-count="2" fo:hyphenation-push-char-count="2"/>
    </style:style>
    <style:style style:name="P6" style:family="paragraph" style:parent-style-name="Standard">
      <style:paragraph-properties fo:text-align="justify" style:justify-single-word="false"/>
      <style:text-properties officeooo:paragraph-rsid="00140be8"/>
    </style:style>
    <style:style style:name="P7" style:family="paragraph" style:parent-style-name="Standard">
      <style:paragraph-properties fo:text-align="center" style:justify-single-word="false"/>
      <style:text-properties fo:color="#000000" style:font-name="Times New Roman" style:text-underline-style="solid" style:text-underline-width="auto" style:text-underline-color="font-color" fo:font-weight="bold" officeooo:rsid="00140be8" officeooo:paragraph-rsid="00140be8" style:font-weight-asian="bold" style:font-name-complex="Times New Roman2"/>
    </style:style>
    <style:style style:name="P8" style:family="paragraph" style:parent-style-name="Standard">
      <style:text-properties fo:color="#d14a95" style:font-name="Times New Roman" fo:font-weight="bold" officeooo:paragraph-rsid="00140be8" style:font-weight-asian="bold" style:font-name-complex="Times New Roman2"/>
    </style:style>
    <style:style style:name="P9" style:family="paragraph" style:parent-style-name="Standard">
      <style:text-properties fo:color="#d14a95" style:font-name="Times New Roman" fo:font-weight="bold" officeooo:rsid="00140be8" officeooo:paragraph-rsid="00140be8" style:font-weight-asian="bold" style:font-name-complex="Times New Roman2"/>
    </style:style>
    <style:style style:name="P10" style:family="paragraph" style:parent-style-name="Standard">
      <style:paragraph-properties fo:margin-top="0cm" fo:margin-bottom="0.353cm" loext:contextual-spacing="false" fo:text-align="start" style:justify-single-word="false"/>
      <style:text-properties style:font-name="Times New Roman" officeooo:paragraph-rsid="00140be8" style:font-name-complex="Times New Roman2"/>
    </style:style>
    <style:style style:name="P11" style:family="paragraph" style:parent-style-name="Standard">
      <style:paragraph-properties fo:margin-top="0cm" fo:margin-bottom="0.353cm" loext:contextual-spacing="false"/>
      <style:text-properties style:font-name="Times New Roman" officeooo:paragraph-rsid="00140be8" style:font-name-complex="Times New Roman2"/>
    </style:style>
    <style:style style:name="P12" style:family="paragraph" style:parent-style-name="Standard">
      <style:paragraph-properties fo:margin-top="0.423cm" fo:margin-bottom="0.212cm" loext:contextual-spacing="false" fo:hyphenation-ladder-count="no-limit"/>
      <style:text-properties officeooo:paragraph-rsid="00140be8" fo:hyphenate="false" fo:hyphenation-remain-char-count="2" fo:hyphenation-push-char-count="2"/>
    </style:style>
    <style:style style:name="P13" style:family="paragraph" style:parent-style-name="Standard">
      <style:paragraph-properties fo:margin-top="0.423cm" fo:margin-bottom="0.212cm" loext:contextual-spacing="false"/>
      <style:text-properties officeooo:paragraph-rsid="00140be8"/>
    </style:style>
    <style:style style:name="P14" style:family="paragraph" style:parent-style-name="Standard">
      <style:paragraph-properties fo:margin-top="0.423cm" fo:margin-bottom="0.212cm" loext:contextual-spacing="false"/>
      <style:text-properties style:text-underline-style="none" officeooo:paragraph-rsid="00140be8"/>
    </style:style>
    <style:style style:name="P15" style:family="paragraph" style:parent-style-name="Standard">
      <style:paragraph-properties fo:margin-top="0cm" fo:margin-bottom="0cm" loext:contextual-spacing="false" fo:text-align="justify" style:justify-single-word="false" fo:hyphenation-ladder-count="no-limit"/>
      <style:text-properties style:font-name="Times New Roman" officeooo:paragraph-rsid="00140be8" style:font-name-complex="Times New Roman2" fo:hyphenate="false" fo:hyphenation-remain-char-count="2" fo:hyphenation-push-char-count="2"/>
    </style:style>
    <style:style style:name="P16" style:family="paragraph" style:parent-style-name="Standard">
      <style:paragraph-properties fo:margin-top="0cm" fo:margin-bottom="0cm" loext:contextual-spacing="false" fo:padding="0.049cm" fo:border="none" style:shadow="none"/>
      <style:text-properties style:font-name="Times New Roman" officeooo:paragraph-rsid="00140be8" style:font-name-complex="Times New Roman2"/>
    </style:style>
    <style:style style:name="P17" style:family="paragraph" style:parent-style-name="Standard">
      <style:paragraph-properties fo:margin-top="0cm" fo:margin-bottom="0cm" loext:contextual-spacing="false" fo:text-align="justify" style:justify-single-word="false" fo:padding="0.049cm" fo:border="none" style:shadow="none"/>
      <style:text-properties style:font-name="Times New Roman" officeooo:paragraph-rsid="00140be8" style:font-name-complex="Times New Roman2"/>
    </style:style>
    <style:style style:name="P18" style:family="paragraph" style:parent-style-name="Standard">
      <style:paragraph-properties fo:padding="0.049cm" fo:border="none" style:shadow="none"/>
      <style:text-properties style:font-name="Times New Roman" fo:font-weight="bold" officeooo:paragraph-rsid="00140be8" style:font-weight-asian="bold" style:font-name-complex="Times New Roman2"/>
    </style:style>
    <style:style style:name="P19" style:family="paragraph" style:parent-style-name="Standard">
      <style:paragraph-properties fo:text-align="justify" style:justify-single-word="false" fo:padding="0.049cm" fo:border="none" style:shadow="none"/>
      <style:text-properties style:font-name="Times New Roman" fo:font-weight="bold" officeooo:paragraph-rsid="00140be8" style:font-weight-asian="bold" style:font-name-complex="Times New Roman2"/>
    </style:style>
    <style:style style:name="P20" style:family="paragraph" style:parent-style-name="Standard">
      <style:paragraph-properties fo:padding="0.049cm" fo:border="none" style:shadow="none"/>
      <style:text-properties style:font-name="Times New Roman" fo:font-style="italic" fo:font-weight="normal" officeooo:rsid="00140be8" officeooo:paragraph-rsid="00140be8" style:font-style-asian="italic" style:font-weight-asian="normal" style:font-name-complex="Times New Roman2" style:font-style-complex="italic" style:font-weight-complex="normal"/>
    </style:style>
    <style:style style:name="P21" style:family="paragraph" style:parent-style-name="Standard">
      <style:paragraph-properties fo:text-align="justify" style:justify-single-word="false" fo:padding="0.049cm" fo:border="none"/>
      <style:text-properties style:font-name="Times New Roman" fo:font-style="italic" officeooo:rsid="00140be8" officeooo:paragraph-rsid="00140be8" style:font-style-asian="italic" style:font-name-complex="Times New Roman2" style:font-style-complex="italic"/>
    </style:style>
    <style:style style:name="P22" style:family="paragraph" style:parent-style-name="First_20_paragraph">
      <style:paragraph-properties fo:text-align="justify" style:justify-single-word="false"/>
      <style:text-properties style:font-name="Times New Roman" fo:language="fr" fo:country="FR" officeooo:paragraph-rsid="00140be8" style:font-name-complex="Times New Roman2"/>
    </style:style>
    <style:style style:name="P23" style:family="paragraph" style:parent-style-name="First_20_paragraph">
      <style:text-properties style:font-name="Times New Roman" fo:language="fr" fo:country="FR" officeooo:paragraph-rsid="00140be8" style:font-name-complex="Times New Roman2"/>
    </style:style>
    <style:style style:name="P24" style:family="paragraph" style:parent-style-name="First_20_paragraph">
      <style:text-properties officeooo:paragraph-rsid="00140be8"/>
    </style:style>
    <style:style style:name="P25" style:family="paragraph" style:parent-style-name="List_20_Paragraph">
      <style:paragraph-properties fo:margin-left="0cm" fo:margin-right="0cm" fo:text-align="justify" style:justify-single-word="false" fo:text-indent="0cm" style:auto-text-indent="false"/>
      <style:text-properties officeooo:paragraph-rsid="00140be8"/>
    </style:style>
    <style:style style:name="P26" style:family="paragraph" style:parent-style-name="Standard">
      <style:paragraph-properties fo:margin-top="0cm" fo:margin-bottom="0.212cm" loext:contextual-spacing="true" fo:text-align="justify" style:justify-single-word="false" fo:hyphenation-ladder-count="no-limit" fo:padding="0.049cm" fo:border="none" style:shadow="none"/>
      <style:text-properties style:font-name="Times New Roman" officeooo:paragraph-rsid="00140be8" style:font-name-complex="Times New Roman2" fo:hyphenate="false" fo:hyphenation-remain-char-count="2" fo:hyphenation-push-char-count="2"/>
    </style:style>
    <style:style style:name="P27" style:family="paragraph" style:parent-style-name="List_20_Paragraph" style:list-style-name="WWNum38">
      <style:text-properties officeooo:paragraph-rsid="00140be8"/>
    </style:style>
    <style:style style:name="P28" style:family="paragraph" style:parent-style-name="List_20_Paragraph" style:list-style-name="WWNum38">
      <style:text-properties style:font-name="Times New Roman" fo:font-weight="normal" officeooo:rsid="00140be8" officeooo:paragraph-rsid="00140be8" style:font-weight-asian="normal" style:font-name-complex="Times New Roman2" style:font-weight-complex="normal"/>
    </style:style>
    <style:style style:name="P29" style:family="paragraph" style:parent-style-name="List_20_Paragraph" style:list-style-name="WWNum24">
      <style:paragraph-properties fo:margin-left="0cm" fo:margin-right="0cm" fo:margin-top="0cm" fo:margin-bottom="0cm" loext:contextual-spacing="true" fo:hyphenation-ladder-count="no-limit" fo:text-indent="0cm" style:auto-text-indent="false"/>
      <style:text-properties style:font-name="Times New Roman" officeooo:paragraph-rsid="00140be8" style:font-name-complex="Times New Roman2" fo:hyphenate="false" fo:hyphenation-remain-char-count="2" fo:hyphenation-push-char-count="2"/>
    </style:style>
    <style:style style:name="P30" style:family="paragraph" style:parent-style-name="List_20_Paragraph" style:list-style-name="WWNum24">
      <style:paragraph-properties fo:margin-left="0cm" fo:margin-right="0cm" fo:margin-top="0cm" fo:margin-bottom="0cm" loext:contextual-spacing="true" fo:text-align="justify" style:justify-single-word="false" fo:hyphenation-ladder-count="no-limit" fo:text-indent="0cm" style:auto-text-indent="false"/>
      <style:text-properties style:font-name="Times New Roman" officeooo:paragraph-rsid="00140be8" style:font-name-complex="Times New Roman2" fo:hyphenate="false" fo:hyphenation-remain-char-count="2" fo:hyphenation-push-char-count="2"/>
    </style:style>
    <style:style style:name="P31" style:family="paragraph" style:parent-style-name="List_20_Paragraph" style:list-style-name="WWNum85">
      <style:paragraph-properties fo:margin-left="0cm" fo:margin-right="0cm" fo:text-align="justify" style:justify-single-word="false" fo:text-indent="0cm" style:auto-text-indent="false"/>
      <style:text-properties officeooo:paragraph-rsid="00140be8"/>
    </style:style>
    <style:style style:name="P32" style:family="paragraph" style:parent-style-name="List_20_Paragraph" style:list-style-name="WWNum83">
      <style:paragraph-properties fo:margin-top="0cm" fo:margin-bottom="0cm" loext:contextual-spacing="true" fo:padding="0.049cm" fo:border="none" style:shadow="none"/>
      <style:text-properties style:font-name="Times New Roman" officeooo:paragraph-rsid="00140be8" style:font-name-complex="Times New Roman2"/>
    </style:style>
    <style:style style:name="P33" style:family="paragraph" style:parent-style-name="List_20_Paragraph" style:list-style-name="WWNum84">
      <style:paragraph-properties fo:margin-top="0cm" fo:margin-bottom="0cm" loext:contextual-spacing="true" fo:text-align="justify" style:justify-single-word="false" fo:padding="0.141cm" fo:border="none" style:shadow="none"/>
      <style:text-properties style:font-name="Times New Roman" officeooo:paragraph-rsid="00140be8" style:font-name-complex="Times New Roman2"/>
    </style:style>
    <style:style style:name="P34" style:family="paragraph" style:parent-style-name="List_20_Paragraph" style:list-style-name="WWNum83">
      <style:paragraph-properties fo:hyphenation-ladder-count="no-limit" fo:padding="0.049cm" fo:border="none" style:shadow="none"/>
      <style:text-properties style:font-name="Times New Roman" officeooo:paragraph-rsid="00140be8" style:font-name-complex="Times New Roman2" fo:hyphenate="false" fo:hyphenation-remain-char-count="2" fo:hyphenation-push-char-count="2"/>
    </style:style>
    <style:style style:name="P35" style:family="paragraph" style:parent-style-name="List_20_Paragraph" style:list-style-name="WWNum84">
      <style:paragraph-properties fo:text-align="justify" style:justify-single-word="false" fo:padding="0.141cm" fo:border="none" style:shadow="none"/>
      <style:text-properties style:font-name="Times New Roman" officeooo:paragraph-rsid="00140be8" style:font-name-complex="Times New Roman2"/>
    </style:style>
    <style:style style:name="P36" style:family="paragraph" style:parent-style-name="normal_20_justifié" style:list-style-name="WWNum84">
      <style:paragraph-properties fo:text-align="justify" style:justify-single-word="false" fo:padding="0.141cm" fo:border="none" style:shadow="none"/>
      <style:text-properties style:font-name="Times New Roman" officeooo:paragraph-rsid="00140be8" style:font-name-complex="Times New Roman2" style:font-weight-complex="bold"/>
    </style:style>
    <style:style style:name="P37" style:family="paragraph" style:parent-style-name="normal_20_justifié" style:list-style-name="WWNum84">
      <style:paragraph-properties fo:text-align="justify" style:justify-single-word="false" fo:padding="0.141cm" fo:border="none" style:shadow="none"/>
      <style:text-properties style:font-name="Times New Roman" officeooo:paragraph-rsid="00140be8" style:font-name-complex="Times New Roman2"/>
    </style:style>
    <style:style style:name="T1" style:family="text">
      <style:text-properties style:font-name="Times New Roman" style:font-name-complex="Times New Roman2"/>
    </style:style>
    <style:style style:name="T2" style:family="text">
      <style:text-properties style:font-name="Times New Roman" fo:font-weight="bold" style:font-weight-asian="bold" style:font-name-complex="Times New Roman2"/>
    </style:style>
    <style:style style:name="T3" style:family="text">
      <style:text-properties style:font-name="Times New Roman" fo:font-weight="bold" officeooo:rsid="00140be8" style:font-weight-asian="bold" style:font-name-complex="Times New Roman2"/>
    </style:style>
    <style:style style:name="T4" style:family="text">
      <style:text-properties style:font-name="Times New Roman" style:text-underline-style="solid" style:text-underline-width="auto" style:text-underline-color="font-color" fo:font-weight="bold" style:font-weight-asian="bold" style:font-name-complex="Times New Roman2"/>
    </style:style>
    <style:style style:name="T5" style:family="text">
      <style:text-properties style:font-name="Times New Roman" style:text-underline-style="solid" style:text-underline-width="auto" style:text-underline-color="font-color" fo:font-weight="bold" officeooo:rsid="00140be8" style:font-weight-asian="bold" style:font-name-complex="Times New Roman2"/>
    </style:style>
    <style:style style:name="T6" style:family="text">
      <style:text-properties style:font-name="Times New Roman" style:text-underline-style="none" fo:font-weight="bold" style:font-weight-asian="bold" style:font-name-complex="Times New Roman2"/>
    </style:style>
    <style:style style:name="T7" style:family="text">
      <style:text-properties style:font-name="Times New Roman" fo:font-style="italic" style:font-style-asian="italic" style:font-name-complex="Times New Roman2" style:font-style-complex="italic"/>
    </style:style>
    <style:style style:name="T8" style:family="text">
      <style:text-properties style:text-position="super 58%" style:font-name="Times New Roman" style:font-name-complex="Times New Roman2"/>
    </style:style>
    <style:style style:name="T9" style:family="text">
      <style:text-properties officeooo:rsid="00161e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es primes de la fonction publique hospitalière</text:p>
      <text:p text:style-name="P8"/>
      <text:p text:style-name="P9"/>
      <text:list xml:id="list2361746712" text:style-name="WWNum38">
        <text:list-header>
          <text:p text:style-name="P28">Le logiciel vérifie quatre primes propres à la FPH qui ne sont pas attribuables à des non-titulaires</text:p>
          <text:p text:style-name="P28"/>
        </text:list-header>
        <text:list-item>
          <text:p text:style-name="P27"><text:span text:style-name="T3">L</text:span><text:span text:style-name="T2">a prime spécifique</text:span></text:p>
        </text:list-item>
      </text:list>
      <text:p text:style-name="P12"><text:span text:style-name="T6">Rappel de la règle</text:span></text:p>
      <text:p text:style-name="P26">- Décret n° 88-1083 du 30 novembre1988 relatif à l'attribution d'une prime spécifique.</text:p>
      <text:p text:style-name="P26">- L’instruction N° DGOS/RH4/2015/108 du 2 avril 2015 relative au régime indemnitaire applicable aux agents contractuels des établissements relevant de la fonction publique hospitalière précise que les établissements doivent cesser de verser les primes et indemnités auxquelles ils n’ont pas droit statutairement.</text:p>
      <text:p text:style-name="P26">Les fonctionnaires titulaires et stagiaires perçoivent une prime spécifique mensuelle dont le montant est fixé par arrêté conjoint des ministres chargés de la santé, de la fonction publique et du budget. </text:p>
      <text:p text:style-name="P26">- Conditions d’octroi : Décision individuelle d’attribution prise par le directeur et pour les agents contractuels, avec mention au contrat</text:p>
      <text:p text:style-name="P18"/>
      <text:p text:style-name="P20">Point à vérifier</text:p>
      <text:list xml:id="list4085295693" text:style-name="WWNum24">
        <text:list-header>
          <text:p text:style-name="P29">Vérifier si une décision individuelle d’attribution prise par le directeur existe et pour les agents contractuels, si le contrat prévoit le versement de la prime spécifique aux agents non titulaires de l’hôpital concerné.</text:p>
        </text:list-header>
      </text:list>
      <text:p text:style-name="P24"/>
      <text:p text:style-name="P23">Un lien hypertexte est créé vers la base de données CSV «  Primes spécifiques NT  ». Cette base détecte les agents non titulaires pour lesquels des primes spécifiques ont été versées.</text:p>
      <text:p text:style-name="P1"/>
      <text:list xml:id="list190244720938161" text:continue-list="list2361746712" text:style-name="WWNum38">
        <text:list-item>
          <text:p text:style-name="P27"><text:span text:style-name="T3">L</text:span><text:span text:style-name="T2">a prime de technicité </text:span></text:p>
        </text:list-item>
      </text:list>
      <text:p text:style-name="P13"><text:span text:style-name="T6">Rappel de la règle</text:span><text:span text:style-name="T1"> </text:span></text:p>
      <text:list xml:id="list4024249789" text:style-name="WWNum83">
        <text:list-item>
          <text:p text:style-name="P32">Décret n°91-870 du 5 septembre 1991.</text:p>
        </text:list-item>
        <text:list-item>
          <text:p text:style-name="P32">Les ingénieurs hospitaliers titulaires ou stagiaires bénéficient d'une prime de technicité payable mensuellement à terme échu, ce qui exclut les ingénieurs contractuels</text:p>
        </text:list-item>
        <text:list-item>
          <text:p text:style-name="P34">Conditions d’octroi : décision individuelle d’attribution prise par le directeur et pour les agents contractuels, mention au contrat. </text:p>
        </text:list-item>
      </text:list>
      <text:p text:style-name="P21">Point à vérifier</text:p>
      <text:list xml:id="list190245432877736" text:continue-list="list4085295693" text:style-name="WWNum24">
        <text:list-header>
          <text:p text:style-name="P30">Vérifier si une décision individuelle d’attribution prise par le directeur existe et pour les agents contractuels, si le contrat prévoit le versement de la prime de technicité aux agents non titulaires de l’hôpital concerné.</text:p>
        </text:list-header>
      </text:list>
      <text:p text:style-name="P22"/>
      <text:p text:style-name="P22">Un lien hypertexte est créé vers la base de données CSV «  Primes de technicité NT  ». Cette base détecte tous les agents non titulaires pour lesquels des primes de technicité ont été versées.</text:p>
      <text:p text:style-name="P10"/>
      <text:list xml:id="list190245565217909" text:continue-list="list190244720938161" text:style-name="WWNum38">
        <text:list-item>
          <text:p text:style-name="P27"><text:span text:style-name="T3">L</text:span><text:span text:style-name="T2">’indemnité forfaitaire et technique</text:span></text:p>
        </text:list-item>
      </text:list>
      <text:p text:style-name="P14"><text:span text:style-name="T2">Rappel de la règle</text:span><text:span text:style-name="T1"> </text:span></text:p>
      <text:p text:style-name="P16">- Agents du corps des techniciens et techniciens supérieurs hospitaliers.</text:p>
      <text:p text:style-name="P17"><text:soft-page-break/>- Conditions d’octroi : décision individuelle d’attribution prise par le directeur et pour les agents contractuels, mention au contrat.</text:p>
      <text:p text:style-name="P17">- Décret n°2013-102 du 29 janvier 2013 relatif à l'attribution d'une indemnité forfaitaire technique.</text:p>
      <text:p text:style-name="P19"/>
      <text:p text:style-name="P5">Point à vérifier</text:p>
      <text:p text:style-name="P3">Vérifier si une décision individuelle d’attribution prise par le directeur existe et pour les agents contractuels, si le contrat prévoit le versement de l’indemnité forfaitaire et technique aux agents non titulaires de l’hôpital concerné.</text:p>
      <text:p text:style-name="P22"/>
      <text:p text:style-name="P2"/>
      <text:p text:style-name="P22">Un lien hypertexte est créé vers la base de données CSV «  Indemnité forfaitaire et technique aux NT  ». Cette base détecte tous les agents non titulaires pour lesquels des indemnités forfaitaires et techniques ont été versées.</text:p>
      <text:p text:style-name="P11"/>
      <text:list xml:id="list190245066029675" text:continue-numbering="true" text:style-name="WWNum38">
        <text:list-item>
          <text:p text:style-name="P27"><text:span text:style-name="T3">L</text:span><text:span text:style-name="T2">a prime de service </text:span></text:p>
        </text:list-item>
      </text:list>
      <text:p text:style-name="P13"><text:span text:style-name="T6">Rappel de la règle</text:span></text:p>
      <text:list xml:id="list3398124792" text:style-name="WWNum84">
        <text:list-item>
          <text:p text:style-name="P36">Article R6144-40 du Code de la Santé publique.</text:p>
        </text:list-item>
        <text:list-item>
          <text:p text:style-name="P36">Arrêté du 24 mars 1967 relatif aux conditions d'attribution de primes de service aux personnels de certains établissements d’h<text:span text:style-name="T9">ô</text:span>pitalisation, énumérés à l'article 2 de la loi du 9 janvier 1986.</text:p>
        </text:list-item>
        <text:list-item>
          <text:p text:style-name="P33">Circulaire N° 362 du 24 Mai 1967 sur la prise en application de <text:span text:style-name="T9">l</text:span>'arrêté du 24 mars 1967 modifiant les conditions d'attribution de la prime de service aux personnels de certains établissements d'hospitalisation, de soins ou de cure publics.</text:p>
        </text:list-item>
        <text:list-item>
          <text:p text:style-name="P35">Circulaire N° 436 du 16 novembre 1967 relative aux modalités d'attribution de la prime de service.</text:p>
        </text:list-item>
        <text:list-item>
          <text:p text:style-name="P37">La prime de service est attribuée, tous les ans, à l’ensemble des agents titulaires et stagiaires de la fonction publique hospitalière à l’exclusion des agents contractuels, des agents employés à titre temporaire, les agents vacataires et les médecins et praticiens hospitalier.</text:p>
        </text:list-item>
        <text:list-item>
          <text:p text:style-name="P35">Conditions d’octroi : décision individuelle d’attribution prise par le directeur et pour les agents contractuels, mention au contrat.</text:p>
        </text:list-item>
      </text:list>
      <text:p text:style-name="P4">Point à vérifier</text:p>
      <text:list xml:id="list190245863500142" text:continue-list="list190245432877736" text:style-name="WWNum24">
        <text:list-header>
          <text:p text:style-name="P30">Vérifier si une décision individuelle d’attribution prise par le directeur existe et pour les agents contractuels, si le contrat prévoit le versement de la prime de service aux agents non titulaires de l’hôpital concerné. </text:p>
        </text:list-header>
      </text:list>
      <text:p text:style-name="P15"/>
      <text:p text:style-name="P6"><text:span text:style-name="T5">A</text:span><text:span text:style-name="T4">ttention</text:span></text:p>
      <text:list xml:id="list3725041793" text:style-name="WWNum85">
        <text:list-header>
          <text:p text:style-name="P31"><text:span text:style-name="T1">La prime de service est versée en 2 fois. La situation de certains agents peut changer entre temps, et le 2</text:span><text:span text:style-name="T8">ème</text:span><text:span text:style-name="T1"> versement peut parfois être effectué alors que l’agent a changé de statut.</text:span></text:p>
        </text:list-header>
      </text:list>
      <text:p text:style-name="P25"><text:span text:style-name="T7">Exemple </text:span><text:span text:style-name="T1">: un titulaire part en retraite. Il est réembauché pour un mois comme non titulaire. Sur son dernier bulletin de paye, il est indiqué comme « non titulaire » et touche la prime spécifique. Mais celle-ci correspond en réalité au 2ème versement rattaché à son ancien statut de titulaire, et n’est pas irrégulière.</text:span></text:p>
      <text:p text:style-name="P23"/>
      <text:p text:style-name="P23">Un lien hypertexte est créé vers la base de données CSV « Prime de service aux NT ». Cette base détecte tous les agents non titulaires pour lesquels des primes de service ont été vers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Times New Roman1"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First_20_paragraph" style:display-name="First paragraph" style:family="paragraph" style:parent-style-name="Standard" style:next-style-name="Standard" style:default-outline-level="">
      <style:paragraph-properties fo:margin-top="0cm" fo:margin-bottom="0cm" loext:contextual-spacing="false" fo:text-align="start" style:justify-single-word="false" fo:orphans="0" fo:widows="0" fo:hyphenation-ladder-count="no-limit" style:vertical-align="baseline"/>
      <style:text-properties style:font-name="Times New Roman" fo:font-family="'Times New Roman'" style:font-family-generic="roman" style:font-pitch="variable" fo:language="en" fo:country="US" style:letter-kerning="true" style:font-name-asian="Lucida Sans Unicode" style:font-family-asian="'Lucida Sans Unicode'" style:font-family-generic-asian="system" style:font-pitch-asian="variable" style:font-name-complex="Tahoma" style:font-family-complex="Tahoma" style:font-family-generic-complex="system" style:font-pitch-complex="variable" fo:hyphenate="false" fo:hyphenation-remain-char-count="2" fo:hyphenation-push-char-count="2"/>
    </style:style>
    <style:style style:name="normal_20_justifié" style:display-name="normal justifié" style:family="paragraph" style:parent-style-name="Standard" style:default-outline-level="">
      <style:paragraph-properties fo:margin-left="0cm" fo:margin-right="0cm" fo:margin-top="0cm" fo:margin-bottom="0cm" loext:contextual-spacing="false" fo:text-indent="1.501cm" style:auto-text-indent="false"/>
      <style:text-properties style:font-name="Times New Roman" fo:font-family="'Times New Roman'" style:font-family-generic="roman" style:font-pitch="variable"/>
    </style:style>
    <style:style style:name="ListLabel_20_145" style:display-name="ListLabel 145" style:family="text">
      <style:text-properties fo:color="#d14a95"/>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color="#00000a"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style>
    <style:style style:name="ListLabel_20_19" style:display-name="ListLabel 19" style:family="text">
      <style:text-properties fo:color="#d14a95"/>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9" style:display-name="ListLabel 229" style:family="text">
      <style:text-properties fo:color="#00000a"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text-properties fo:color="#00000a" fo:font-size="10pt" fo:font-weight="bold"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style>
    <style:style style:name="ListLabel_20_234" style:display-name="ListLabel 234" style:family="text">
      <style:text-properties style:font-name-complex="Courier New1" style:font-family-complex="'Courier New'"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text-properties fo:color="#d14a95" fo:font-size="10pt" style:font-name-asian="Liberation Sans1" style:font-family-asian="'Liberation Sans'" style:font-family-generic-asian="system" style:font-pitch-asian="variable" style:font-size-asian="10pt" style:font-name-complex="Times New Roman2" style:font-family-complex="'Times New Roman'"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9"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229"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233" style:num-suffix="-" text:bullet-char="-">
        <style:list-level-properties text:list-level-position-and-space-mode="label-alignment">
          <style:list-level-label-alignment text:label-followed-by="listtab" fo:text-indent="-0.635cm" fo:margin-left="1.52cm"/>
        </style:list-level-properties>
        <style:text-properties style:font-name="Times New Roman1"/>
      </text:list-level-style-bullet>
      <text:list-level-style-bullet text:level="2" text:style-name="ListLabel_20_234"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235"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236"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237" style:num-suffix="" text:bullet-char="">
        <style:list-level-properties text:list-level-position-and-space-mode="label-alignment">
          <style:list-level-label-alignment text:label-followed-by="listtab" fo:text-indent="-0.635cm" fo:margin-left="1.905cm"/>
        </style:list-level-properties>
        <style:text-properties style:font-name="Wingdings 3"/>
      </text:list-level-style-bullet>
      <text:list-level-style-bullet text:level="2" text:style-name="ListLabel_20_238"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9"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0"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02:50:49.427812729</meta:creation-date>
    <dc:date>2018-06-04T19:02:44.359322601</dc:date>
    <meta:editing-duration>PT9M31S</meta:editing-duration>
    <meta:editing-cycles>3</meta:editing-cycles>
    <meta:generator>LibreOffice/5.4.4.2$Linux_X86_64 LibreOffice_project/40m0$Build-2</meta:generator>
    <meta:document-statistic meta:table-count="0" meta:image-count="0" meta:object-count="0" meta:page-count="2" meta:paragraph-count="41" meta:word-count="791" meta:character-count="4986" meta:non-whitespace-character-count="4240"/>
  </office:meta>
</office:document-meta>
</file>